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22b7b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ba1d0" officeooo:paragraph-rsid="002ba1d0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f660d" officeooo:paragraph-rsid="002f660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32abac" officeooo:paragraph-rsid="0032abac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Standard">
      <style:text-properties officeooo:paragraph-rsid="00208834"/>
    </style:style>
    <style:style style:name="P10" style:family="paragraph" style:parent-style-name="Table_20_Contents" style:list-style-name="L1">
      <style:text-properties style:font-name="Arial" fo:font-style="normal" officeooo:rsid="002f660d" officeooo:paragraph-rsid="002f660d" style:font-style-asian="normal" style:font-style-complex="normal"/>
    </style:style>
    <style:style style:name="P11" style:family="paragraph" style:parent-style-name="Table_20_Contents" style:list-style-name="L1">
      <style:text-properties style:font-name="Arial" fo:font-style="normal" officeooo:rsid="0032abac" officeooo:paragraph-rsid="0032abac" style:font-style-asian="normal" style:font-style-complex="normal"/>
    </style:style>
    <style:style style:name="P12" style:family="paragraph" style:parent-style-name="Table_20_Contents" style:list-style-name="L3">
      <style:text-properties style:font-name="Arial" fo:font-style="normal" officeooo:rsid="0032abac" officeooo:paragraph-rsid="0032abac" style:font-style-asian="normal" style:font-style-complex="normal"/>
    </style:style>
    <style:style style:name="P13" style:family="paragraph" style:parent-style-name="Table_20_Contents" style:list-style-name="L2">
      <style:text-properties style:font-name="Arial" fo:font-style="italic" officeooo:rsid="0032abac" officeooo:paragraph-rsid="0032abac" style:font-style-asian="italic" style:font-style-complex="italic"/>
    </style:style>
    <style:style style:name="P14" style:family="paragraph" style:parent-style-name="Table_20_Contents" style:list-style-name="L3">
      <style:text-properties style:font-name="Arial" fo:font-style="italic" officeooo:rsid="0032abac" officeooo:paragraph-rsid="0032abac" style:font-style-asian="italic" style:font-style-complex="italic"/>
    </style:style>
    <style:style style:name="T1" style:family="text">
      <style:text-properties fo:font-weight="bold" officeooo:rsid="002180a0" style:font-weight-asian="bold" style:font-weight-complex="bold"/>
    </style:style>
    <style:style style:name="T2" style:family="text">
      <style:text-properties fo:font-weight="bold" officeooo:rsid="002f660d" style:font-weight-asian="bold" style:font-weight-complex="bold"/>
    </style:style>
    <style:style style:name="T3" style:family="text">
      <style:text-properties fo:font-weight="bold" officeooo:rsid="0032abac" style:font-weight-asian="bold" style:font-weight-complex="bold"/>
    </style:style>
    <style:style style:name="T4" style:family="text">
      <style:text-properties fo:font-weight="bold" officeooo:rsid="0032e6b4" style:font-weight-asian="bold" style:font-weight-complex="bold"/>
    </style:style>
    <style:style style:name="T5" style:family="text">
      <style:text-properties officeooo:rsid="0020fab9"/>
    </style:style>
    <style:style style:name="T6" style:family="text">
      <style:text-properties officeooo:rsid="0032ab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3">5</text:span></text:p>
          </table:table-cell>
          <table:table-cell table:style-name="Tabelle4.A1" office:value-type="string">
            <text:p text:style-name="P2">Element: <text:span text:style-name="T4">4</text:span></text:p>
          </table:table-cell>
          <table:table-cell table:style-name="Tabelle4.C1" office:value-type="string">
            <text:p text:style-name="P2">Title: <text:span text:style-name="T1">Coding session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5">This is a screencast of a coding session with additional slides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Module <text:span text:style-name="T6">5</text:span></text:p>
          </table:table-cell>
          <table:table-cell table:style-name="Tabelle1.C2" office:value-type="string">
            <text:list xml:id="list8819599617699489674" text:style-name="L1">
              <text:list-item>
                <text:p text:style-name="P10">Intro</text:p>
              </text:list-item>
              <text:list-item>
                <text:p text:style-name="P11">sub routine and func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Subroutines</text:p>
          </table:table-cell>
          <table:table-cell table:style-name="Tabelle1.C3" office:value-type="string">
            <text:list xml:id="list2880142697681869400" text:style-name="L2">
              <text:list-item>
                <text:p text:style-name="P13">What is a subroutine? Motivation for subroutines. Which subroutines have we seen already? (MsgBox, InputBox, IsNumeric)</text:p>
              </text:list-item>
              <text:list-item>
                <text:p text:style-name="P13">Explain DRY principle (Don't repeat yourself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7">Subs and functions</text:p>
          </table:table-cell>
          <table:table-cell table:style-name="Tabelle1.C4" office:value-type="string">
            <text:list xml:id="list3937060253025772767" text:style-name="L3">
              <text:list-item>
                <text:p text:style-name="P12">In VBScript there are two types of subroutines, subs and functions.</text:p>
              </text:list-item>
              <text:list-item>
                <text:p text:style-name="P14">Explain conventions: Names, Location cod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Subs</text:p>
          </table:table-cell>
          <table:table-cell table:style-name="Tabelle1.C10" office:value-type="string">
            <text:list xml:id="list173343626183497" text:continue-list="list2880142697681869400" text:style-name="L2">
              <text:list-item>
                <text:p text:style-name="P13">Explain syntax</text:p>
              </text:list-item>
              <text:list-item>
                <text:p text:style-name="P13">Explain body / “group of statements”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5</text:p>
          </table:table-cell>
          <table:table-cell table:style-name="Tabelle1.A2" office:value-type="string">
            <text:p text:style-name="P7">Example5-1.vbs</text:p>
          </table:table-cell>
          <table:table-cell table:style-name="Tabelle1.C10" office:value-type="string">
            <text:list xml:id="list173343626163277" text:continue-numbering="true" text:style-name="L2">
              <text:list-item>
                <text:p text:style-name="P13">Walk through examples</text:p>
              </text:list-item>
              <text:list-item>
                <text:p text:style-name="P13">Explain scope of result variab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6</text:p>
          </table:table-cell>
          <table:table-cell table:style-name="Tabelle1.A2" office:value-type="string">
            <text:p text:style-name="P7">Calling conventions</text:p>
          </table:table-cell>
          <table:table-cell table:style-name="Tabelle1.C10" office:value-type="string">
            <text:list xml:id="list173343626169940" text:continue-numbering="true" text:style-name="L2">
              <text:list-item>
                <text:p text:style-name="P13">Explain the role of parenthesis in defining and calling sub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7</text:p>
          </table:table-cell>
          <table:table-cell table:style-name="Tabelle1.A2" office:value-type="string">
            <text:p text:style-name="P7">Functions</text:p>
          </table:table-cell>
          <table:table-cell table:style-name="Tabelle1.C10" office:value-type="string">
            <text:list xml:id="list173343626177914" text:continue-numbering="true" text:style-name="L2">
              <text:list-item>
                <text:p text:style-name="P13">Explain difference between subs and functions</text:p>
              </text:list-item>
              <text:list-item>
                <text:p text:style-name="P13">Explain syntax</text:p>
              </text:list-item>
              <text:list-item>
                <text:p text:style-name="P13">Lay emphasis now to return value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5">8</text:p>
          </table:table-cell>
          <table:table-cell table:style-name="Tabelle1.A2" office:value-type="string">
            <text:p text:style-name="P7">Example5-2.vbs</text:p>
          </table:table-cell>
          <table:table-cell table:style-name="Tabelle1.C10" office:value-type="string">
            <text:list xml:id="list173343642160909" text:continue-numbering="true" text:style-name="L2">
              <text:list-item>
                <text:p text:style-name="P13">Walk through examples</text:p>
              </text:list-item>
              <text:list-item>
                <text:p text:style-name="P13">Add additional messages to illustrate control flow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9</text:p>
          </table:table-cell>
          <table:table-cell table:style-name="Tabelle1.A2" office:value-type="string">
            <text:p text:style-name="P7">Calling conventions</text:p>
          </table:table-cell>
          <table:table-cell table:style-name="Tabelle1.C10" office:value-type="string">
            <text:list xml:id="list173343642164533" text:continue-numbering="true" text:style-name="L2">
              <text:list-item>
                <text:p text:style-name="P13">Explain the role of parenthesis in defining and calling a function</text:p>
              </text:list-item>
              <text:list-item>
                <text:p text:style-name="P13">Compare to sub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10</text:p>
          </table:table-cell>
          <table:table-cell table:style-name="Tabelle1.A2" office:value-type="string">
            <text:p text:style-name="P7">Example5-3.vbs</text:p>
          </table:table-cell>
          <table:table-cell table:style-name="Tabelle1.C11" office:value-type="string">
            <text:list xml:id="list173343642162764" text:continue-numbering="true" text:style-name="L2">
              <text:list-item>
                <text:p text:style-name="P13">Walk through examples</text:p>
              </text:list-item>
              <text:list-item>
                <text:p text:style-name="P13">Explain PrintResult and GetNumber</text:p>
              </text:list-item>
              <text:list-item>
                <text:p text:style-name="P13">Explain parenthesis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25M48S</meta:editing-duration>
    <meta:editing-cycles>22</meta:editing-cycles>
    <meta:generator>LibreOffice/4.1.3.2$Windows_x86 LibreOffice_project/70feb7d99726f064edab4605a8ab840c50ec57a</meta:generator>
    <dc:date>2015-08-04T17:33:43.528000000</dc:date>
    <meta:document-statistic meta:table-count="2" meta:image-count="0" meta:object-count="0" meta:page-count="2" meta:paragraph-count="47" meta:word-count="183" meta:character-count="1072" meta:non-whitespace-character-count="957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